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18"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19"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21"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style:font-name-asian="SimSun" style:language-asian="zh" style:country-asian="CN"/>
    </style:style>
    <style:style style:name="T4" style:family="text">
      <style:text-properties fo:language="en" fo:country="SG" style:font-name-asian="Calibri" style:language-asian="zh" style:country-asian="CN" style:font-name-complex="Courier New"/>
    </style:style>
    <style:style style:name="T5" style:family="text">
      <style:text-properties fo:language="en" fo:country="SG" fo:font-weight="bold" style:font-name-asian="Calibri" style:language-asian="zh" style:country-asian="CN" style:font-weight-asian="bold" style:font-name-complex="Courier New" style:font-weight-complex="bold"/>
    </style:style>
    <style:style style:name="T6" style:family="text">
      <style:text-properties fo:language="en" fo:country="SG" fo:font-weight="normal" style:font-name-asian="Calibri" style:language-asian="zh" style:country-asian="CN"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LARATION OF DIRECTORS' INTEREST IN THE COMPANY </text:p>
      <text:p text:style-name="P20">AND ITS RELATED CORPORATIONS </text:p>
      <text:p text:style-name="P12"/>
      <text:p text:style-name="P12"/>
      <text:p text:style-name="P12"/>
      <text:p text:style-name="P12"><text:tab/><text:tab/><text:tab/><text:tab/><text:tab/><text:tab/><text:tab/><text:tab/><text:tab/><text:tab/>Name <text:tab/>: <text:span text:style-name="T1"><text:placeholder text:placeholder-type="text">&lt;get_chairman(o.id)&gt;</text:placeholder></text:span> </text:p>
      <text:p text:style-name="P12"/>
      <text:p text:style-name="P12"><text:tab/><text:tab/><text:tab/><text:tab/><text:tab/><text:tab/><text:tab/><text:tab/><text:tab/><text:tab/>Date <text:tab/>: <text:span text:style-name="T3"><text:placeholder text:placeholder-type="text">&lt;get_datenow()&gt;</text:placeholder></text:span></text:p>
      <text:p text:style-name="P12"/>
      <text:p text:style-name="P12"/>
      <text:p text:style-name="P12">Dear Sir/Madam </text:p>
      <text:p text:style-name="P12"/>
      <text:p text:style-name="P14"><text:span text:style-name="T4"><text:placeholder text:placeholder-type="text">&lt;o.name&gt;</text:placeholder></text:span> – the “Company” </text:p>
      <text:p text:style-name="P14">Financial Period From <text:placeholder text:placeholder-type="text">&lt;convert_date_d_m_Y(o.fs_start_date)&gt;</text:placeholder> to <text:placeholder text:placeholder-type="text">&lt;convert_date_d_m_Y(o.fs_end_date)&gt;</text:placeholder> </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1"><text:placeholder text:placeholder-type="text">&lt;convert_date_d_m_Y(o.fs_start_date)&gt;</text:placeholder></text:p>
            </table:table-cell>
            <table:table-cell table:style-name="Table1.F2" office:value-type="string">
              <text:p text:style-name="P21"><text:placeholder text:placeholder-type="text">&lt;convert_date_d_m_Y(o.fs_end_date)&gt;</text:placeholder></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7"><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1"><text:placeholder text:placeholder-type="text">&lt;get_chairman(o.id)&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soft-page-break/><text:tab/>associates control more than 20% of the voting shares therein or if the companies or corporations or its <text:tab/>directors are accustomed or under an obligation to act in accordance with the directors' directions, <text:tab/>instructions or wishes. </text:p>
      <text:p text:style-name="P13"/>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1"><text:placeholder text:placeholder-type="text">&lt;get_chairman(o.id)&gt;</text:placeholder></text:span><text:span text:style-name="T1"> </text:span></text:p>
      <text:p text:style-name="P13"/>
      <text:p text:style-name="P13"><text:tab/><text:tab/><text:tab/><text:tab/><text:tab/><text:tab/><text:tab/>Address<text:tab/> : <text:span text:style-name="T3"><text:placeholder text:placeholder-type="text">&lt;get_partner_full_address(get_chairman_id(o.id))&gt;</text:placeholder></text:span> </text:p>
      <text:p text:style-name="P13"/>
      <text:p text:style-name="P13"/>
      <text:p text:style-name="P13"><text:tab/><text:tab/><text:tab/><text:tab/><text:tab/><text:tab/><text:tab/>Date <text:tab/><text:tab/>: <text:span text:style-name="T3"><text:placeholder text:placeholder-type="text">&lt;get_datenow()&gt;</text:placeholder></text:span></text:p>
      <text:p text:style-name="P13"/>
      <text:p text:style-name="P13"/>
      <text:p text:style-name="P13"/>
      <text:p text:style-name="P13">The Directors </text:p>
      <text:p text:style-name="P13"><text:span text:style-name="T5"><text:placeholder text:placeholder-type="text">&lt;o.name&gt;</text:placeholder></text:span> </text:p>
      <text:p text:style-name="P13"><text:span text:style-name="T6"><text:placeholder text:placeholder-type="text">&lt;o.street&gt;</text:placeholder></text:span> <text:span text:style-name="T6"><text:placeholder text:placeholder-type="text">&lt;o.street2&gt;</text:placeholder></text:span> </text:p>
      <text:p text:style-name="P18"><text:placeholder text:placeholder-type="text">&lt;o.country_id and o.country_id.name or ''&gt;</text:placeholder></text:p>
      <text:p text:style-name="P18"><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text:soft-page-break/></text:p>
      <text:p text:style-name="P13"/>
      <text:p text:style-name="P13"/>
      <text:p text:style-name="P13"/>
      <text:p text:style-name="P13">................................................... </text:p>
      <text:p text:style-name="P19"><text:placeholder text:placeholder-type="text">&lt;get_chairman(o.id)&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1T13:51:37</dc:date>
    <dc:creator>phung11764 </dc:creator>
    <meta:editing-duration>PT2M59S</meta:editing-duration>
    <meta:editing-cycles>18</meta:editing-cycles>
    <meta:generator>LibreOffice/3.5$Linux_X86_64 LibreOffice_project/350m1$Build-2</meta:generator>
    <meta:document-statistic meta:table-count="2" meta:image-count="0" meta:object-count="0" meta:page-count="4" meta:paragraph-count="98" meta:word-count="541" meta:character-count="3675" meta:non-whitespace-character-count="3130"/>
  </office:meta>
</office:document-meta>
</file>